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style:font-style-asian="italic" style:font-style-complex="italic"/>
    </style:style>
    <style:style style:name="P2" style:family="paragraph" style:parent-style-name="Standard" style:list-style-name="L1">
      <style:text-properties fo:font-style="italic" style:text-underline-style="solid" style:text-underline-width="auto" style:text-underline-color="font-color" style:font-style-asian="italic" style:font-style-complex="italic"/>
    </style:style>
    <style:style style:name="T1" style:family="text">
      <style:text-properties style:text-underline-style="none"/>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edigree' design document</text:h>
      <text:p text:style-name="Standard"/>
      <text:p text:style-name="P1">Revision history:</text:p>
      <text:list text:style-name="L1">
        <text:list-item>
          <text:p text:style-name="P2"><text:span text:style-name="T3">Initial outline – James Molloy 18-Jan-08</text:span></text:p>
        </text:list-item>
      </text:list>
      <text:p text:style-name="Standard"/>
      <text:h text:style-name="Heading_20_2" text:outline-level="2">Aims of the project</text:h>
      <text:p text:style-name="Standard"/>
      <text:p text:style-name="Standard">(what we want tog et out of it, what we want to support (smp, x86, 64bit etc etc)</text:p>
      <text:h text:style-name="Heading_20_2" text:outline-level="2">How the project is organised</text:h>
      <text:p text:style-name="Standard"/>
      <text:h text:style-name="Heading_20_3" text:outline-level="3">Logical structure</text:h>
      <text:p text:style-name="Standard"/>
      <text:p text:style-name="Standard">(bootloader -&gt; kernel)</text:p>
      <text:p text:style-name="Standard"/>
      <text:h text:style-name="Heading_20_3" text:outline-level="3">Directory structure</text:h>
      <text:p text:style-name="Standard"/>
      <text:p text:style-name="Standard">(what should go in each directory in the source tree)</text:p>
      <text:p text:style-name="Standard"/>
      <text:h text:style-name="Heading_20_2" text:outline-level="2">Interfaces</text:h>
      <text:p text:style-name="Text_20_body"/>
      <text:h text:style-name="Heading_20_3" text:outline-level="3">Interface between the bootloader and kernel</text:h>
      <text:p text:style-name="Text_20_body"/>
      <text:p text:style-name="Text_20_body">(here describe in detail the structure passed by the bootloader to the kernel, along with any other parameters and HOW they are passed, also the state of the machine when control is ceded by the bootloader).</text:p>
      <text:p text:style-name="Text_20_body"/>
      <text:h text:style-name="Heading_20_3" text:outline-level="3">System call interface (s)</text:h>
      <text:p text:style-name="Text_20_body"/>
      <text:p text:style-name="Text_20_body">(Self explanatory)</text:p>
      <text:p text:style-name="Text_20_body"/>
      <text:h text:style-name="Heading_20_3" text:outline-level="3">Kernel modules / drivers</text:h>
      <text:p text:style-name="Text_20_body"/>
      <text:p text:style-name="Text_20_body">(are there any interface difference between the two? if so, what? and what is the interface for each?)</text:p>
      <text:p text:style-name="Text_20_body"/>
      <text:h text:style-name="Heading_20_2" text:outline-level="2"><text:soft-page-break/>Style guidelines</text:h>
      <text:p text:style-name="Text_20_body">we might as well all stick by the same style!</text:p>
      <text:h text:style-name="Heading_20_3" text:outline-level="3"/>
      <text:h text:style-name="Heading_20_3" text:outline-level="3">Style of C++ / .h source files</text:h>
      <text:p text:style-name="Text_20_body"/>
      <text:h text:style-name="Heading_20_3" text:outline-level="3">File naming conventions</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GB"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1-18T18:32:16</meta:creation-date>
    <dc:date>2008-01-18T18:46:35</dc:date>
    <meta:editing-cycles>2</meta:editing-cycles>
    <meta:editing-duration>PT14M19S</meta:editing-duration>
    <meta:user-defined meta:name="Info 1"/>
    <meta:user-defined meta:name="Info 2"/>
    <meta:user-defined meta:name="Info 3"/>
    <meta:user-defined meta:name="Info 4"/>
    <meta:document-statistic meta:table-count="0" meta:image-count="0" meta:object-count="0" meta:page-count="2" meta:paragraph-count="21" meta:word-count="146" meta:character-count="865"/>
  </office:meta>
</office:document-meta>
</file>